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>
            <text:p>Threads</text:p>
          </table:table-cell>
          <table:table-cell office:value-type="string">
            <text:p>Size 10000</text:p>
          </table:table-cell>
          <table:table-cell/>
          <table:table-cell table:style-name="ce1" office:value-type="string">
            <text:p>Particles</text:p>
          </table:table-cell>
          <table:table-cell office:value-type="string">
            <text:p>Threads 4</text:p>
          </table:table-cell>
          <table:table-cell/>
          <table:table-cell table:style-name="ce1" office:value-type="string">
            <text:p>Al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6227">
            <text:p>70.6227</text:p>
          </table:table-cell>
          <table:table-cell/>
          <table:table-cell office:value-type="float" office:value="4000">
            <text:p>4000</text:p>
          </table:table-cell>
          <table:table-cell office:value-type="float" office:value="0.445412">
            <text:p>0.445412</text:p>
          </table:table-cell>
          <table:table-cell/>
          <table:table-cell office:value-type="string">
            <text:p>T=1 P=4000</text:p>
          </table:table-cell>
          <table:table-cell office:value-type="float" office:value="7.00667">
            <text:p>7.00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.6821">
            <text:p>13.6821</text:p>
          </table:table-cell>
          <table:table-cell/>
          <table:table-cell office:value-type="float" office:value="8000">
            <text:p>8000</text:p>
          </table:table-cell>
          <table:table-cell office:value-type="float" office:value="1.80334">
            <text:p>1.80334</text:p>
          </table:table-cell>
          <table:table-cell/>
          <table:table-cell office:value-type="string">
            <text:p>T=2 P=8000</text:p>
          </table:table-cell>
          <table:table-cell office:value-type="float" office:value="8.04693">
            <text:p>8.0469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93859">
            <text:p>2.93859</text:p>
          </table:table-cell>
          <table:table-cell/>
          <table:table-cell office:value-type="float" office:value="16000">
            <text:p>16000</text:p>
          </table:table-cell>
          <table:table-cell office:value-type="float" office:value="8.58742">
            <text:p>8.58742</text:p>
          </table:table-cell>
          <table:table-cell/>
          <table:table-cell office:value-type="string">
            <text:p>T=4 P=16000</text:p>
          </table:table-cell>
          <table:table-cell office:value-type="float" office:value="8.77309">
            <text:p>8.7730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958379">
            <text:p>0.958379</text:p>
          </table:table-cell>
          <table:table-cell/>
          <table:table-cell office:value-type="float" office:value="32000">
            <text:p>32000</text:p>
          </table:table-cell>
          <table:table-cell office:value-type="float" office:value="48.1273">
            <text:p>48.1273</text:p>
          </table:table-cell>
          <table:table-cell/>
          <table:table-cell office:value-type="string">
            <text:p>T=8 P=32000</text:p>
          </table:table-cell>
          <table:table-cell office:value-type="float" office:value="8.162078">
            <text:p>8.162078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0.0067in" svg:y="0in">
            <draw:object draw:notify-on-update-of-ranges="Sheet1.A2:Sheet1.A5 Sheet1.B2:Sheet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228in" svg:y="0.0287in">
            <draw:object draw:notify-on-update-of-ranges="Sheet1.D2:Sheet1.D5 Sheet1.E2:Sheet1.E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13.4768in" svg:y="0in">
            <draw:object draw:notify-on-update-of-ranges="Sheet1.G2:Sheet1.G5 Sheet1.H2:Sheet1.H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5:26:36</meta:creation-date>
    <meta:generator>LibreOffice/3.5$Linux_X86_64 LibreOffice_project/350m1$Build-2</meta:generator>
    <dc:date>2013-05-20T15:59:11</dc:date>
    <meta:editing-duration>PT29M50S</meta:editing-duration>
    <meta:editing-cycles>3</meta:editing-cycles>
    <meta:document-statistic meta:table-count="3" meta:cell-count="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2:Sheet1.B5" chart:data-source-has-labels="column" svg:x="1.331cm" svg:y="0.855cm" svg:width="14.029cm" svg:height="6.984cm">
          <chartooo:coordinate-region svg:x="2.138cm" svg:y="1.054cm" svg:width="13.222cm" svg:height="6.138cm"/>
          <chart:axis chart:dimension="x" chart:name="primary-x" chart:style-name="ch3" chartooo:axis-type="auto">
            <chartooo:date-scale/>
            <chart:title svg:x="7.692cm" svg:y="8.019cm" chart:style-name="ch4">
              <text:p>Threads</text:p>
            </chart:title>
            <chart:categories table:cell-range-address="Sheet1.A2:Sheet1.A5"/>
          </chart:axis>
          <chart:axis chart:dimension="y" chart:name="primary-y" chart:style-name="ch5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B2:Sheet1.B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5</svg:desc>
                </draw:g>
              </table:table-cell>
              <table:table-cell office:value-type="float" office:value="70.6227">
                <text:p>70.6227</text:p>
                <draw:g>
                  <svg:desc>Sheet1.B2:Sheet1.B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3.6821">
                <text:p>13.68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93859">
                <text:p>2.938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58379">
                <text:p>0.958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D2:Sheet1.E5" chart:data-source-has-labels="column" svg:x="1.331cm" svg:y="0.855cm" svg:width="14.029cm" svg:height="6.984cm">
          <chartooo:coordinate-region svg:x="2.138cm" svg:y="1.054cm" svg:width="13.222cm" svg:height="6.138cm"/>
          <chart:axis chart:dimension="x" chart:name="primary-x" chart:style-name="ch3" chartooo:axis-type="auto">
            <chartooo:date-scale/>
            <chart:title svg:x="7.666cm" svg:y="8.019cm" chart:style-name="ch4">
              <text:p>Particles</text:p>
            </chart:title>
            <chart:categories table:cell-range-address="Sheet1.D2:Sheet1.D5"/>
          </chart:axis>
          <chart:axis chart:dimension="y" chart:name="primary-y" chart:style-name="ch5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E2:Sheet1.E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4000">
                <text:p>4000</text:p>
                <draw:g>
                  <svg:desc>Sheet1.D2:Sheet1.D5</svg:desc>
                </draw:g>
              </table:table-cell>
              <table:table-cell office:value-type="float" office:value="0.445412">
                <text:p>0.445412</text:p>
                <draw:g>
                  <svg:desc>Sheet1.E2:Sheet1.E5</svg:desc>
                </draw:g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80334">
                <text:p>1.80334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8.58742">
                <text:p>8.58742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48.1273">
                <text:p>48.1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G2:Sheet1.H5" chart:data-source-has-labels="column" svg:x="1.331cm" svg:y="0.855cm" svg:width="14.029cm" svg:height="6.984cm">
          <chartooo:coordinate-region svg:x="1.952cm" svg:y="1.054cm" svg:width="13.408cm" svg:height="6.138cm"/>
          <chart:axis chart:dimension="x" chart:name="primary-x" chart:style-name="ch3" chartooo:axis-type="auto">
            <chartooo:date-scale/>
            <chart:title svg:x="6.713cm" svg:y="8.019cm" chart:style-name="ch4">
              <text:p>T=threads P=particles</text:p>
            </chart:title>
            <chart:categories table:cell-range-address="Sheet1.G2:Sheet1.G5"/>
          </chart:axis>
          <chart:axis chart:dimension="y" chart:name="primary-y" chart:style-name="ch5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H2:Sheet1.H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T=1 P=4000</text:p>
                <draw:g>
                  <svg:desc>Sheet1.G2:Sheet1.G5</svg:desc>
                </draw:g>
              </table:table-cell>
              <table:table-cell office:value-type="float" office:value="7.00667">
                <text:p>7.00667</text:p>
                <draw:g>
                  <svg:desc>Sheet1.H2:Sheet1.H5</svg:desc>
                </draw:g>
              </table:table-cell>
            </table:table-row>
            <table:table-row>
              <table:table-cell office:value-type="string">
                <text:p>T=2 P=8000</text:p>
              </table:table-cell>
              <table:table-cell office:value-type="float" office:value="8.04693">
                <text:p>8.04693</text:p>
              </table:table-cell>
            </table:table-row>
            <table:table-row>
              <table:table-cell office:value-type="string">
                <text:p>T=4 P=16000</text:p>
              </table:table-cell>
              <table:table-cell office:value-type="float" office:value="8.77309">
                <text:p>8.77309</text:p>
              </table:table-cell>
            </table:table-row>
            <table:table-row>
              <table:table-cell office:value-type="string">
                <text:p>T=8 P=32000</text:p>
              </table:table-cell>
              <table:table-cell office:value-type="float" office:value="8.162078">
                <text:p>8.1620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